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8pt" officeooo:rsid="001cfc95" officeooo:paragraph-rsid="001cfc95" style:font-size-asian="15.75pt" style:font-size-complex="18pt"/>
    </style:style>
    <style:style style:name="P2" style:family="paragraph" style:parent-style-name="Standard">
      <style:text-properties fo:font-size="16pt" officeooo:rsid="001cfc95" officeooo:paragraph-rsid="001cfc95" style:font-size-asian="14pt" style:font-size-complex="16pt"/>
    </style:style>
    <style:style style:name="P3" style:family="paragraph" style:parent-style-name="Standard">
      <style:text-properties fo:font-size="16pt" fo:font-weight="bold" officeooo:rsid="001cfc95" officeooo:paragraph-rsid="001cfc95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1cfc95" officeooo:paragraph-rsid="001cfc95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1db454" officeooo:paragraph-rsid="001db454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fo:font-weight="bold" officeooo:rsid="001f57b6" officeooo:paragraph-rsid="001f57b6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fo:font-weight="bold" officeooo:rsid="0021e681" officeooo:paragraph-rsid="0021e681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4pt" officeooo:rsid="001cfc95" officeooo:paragraph-rsid="001cfc95" style:font-size-asian="12.25pt" style:font-size-complex="14pt"/>
    </style:style>
    <style:style style:name="P9" style:family="paragraph" style:parent-style-name="Standard">
      <style:paragraph-properties fo:text-align="justify" style:justify-single-word="false"/>
      <style:text-properties fo:font-size="14pt" officeooo:rsid="001cfc95" officeooo:paragraph-rsid="001cfc95" style:font-size-asian="12.25pt" style:font-size-complex="14pt"/>
    </style:style>
    <style:style style:name="P10" style:family="paragraph" style:parent-style-name="Standard">
      <style:paragraph-properties fo:text-align="justify" style:justify-single-word="false"/>
      <style:text-properties fo:font-size="14pt" officeooo:rsid="001cfc95" officeooo:paragraph-rsid="0023fa94" style:font-size-asian="12.25pt" style:font-size-complex="14pt"/>
    </style:style>
    <style:style style:name="P11" style:family="paragraph" style:parent-style-name="Standard">
      <style:text-properties fo:font-size="14pt" officeooo:rsid="001db454" officeooo:paragraph-rsid="001db454" style:font-size-asian="12.25pt" style:font-size-complex="14pt"/>
    </style:style>
    <style:style style:name="P12" style:family="paragraph" style:parent-style-name="Standard">
      <style:paragraph-properties fo:text-align="justify" style:justify-single-word="false"/>
      <style:text-properties fo:font-size="14pt" officeooo:rsid="001db454" officeooo:paragraph-rsid="001db454" style:font-size-asian="12.25pt" style:font-size-complex="14pt"/>
    </style:style>
    <style:style style:name="P13" style:family="paragraph" style:parent-style-name="Standard">
      <style:text-properties fo:font-size="14pt" officeooo:rsid="001f57b6" officeooo:paragraph-rsid="001f57b6" style:font-size-asian="12.25pt" style:font-size-complex="14pt"/>
    </style:style>
    <style:style style:name="P14" style:family="paragraph" style:parent-style-name="Standard">
      <style:paragraph-properties fo:text-align="justify" style:justify-single-word="false"/>
      <style:text-properties fo:font-size="14pt" officeooo:rsid="001f57b6" officeooo:paragraph-rsid="001f57b6" style:font-size-asian="12.25pt" style:font-size-complex="14pt"/>
    </style:style>
    <style:style style:name="P15" style:family="paragraph" style:parent-style-name="Standard">
      <style:text-properties fo:font-size="14pt" officeooo:rsid="00210fe6" officeooo:paragraph-rsid="00210fe6" style:font-size-asian="12.25pt" style:font-size-complex="14pt"/>
    </style:style>
    <style:style style:name="P16" style:family="paragraph" style:parent-style-name="Standard">
      <style:paragraph-properties fo:text-align="justify" style:justify-single-word="false"/>
      <style:text-properties fo:font-size="14pt" officeooo:rsid="00210fe6" officeooo:paragraph-rsid="00210fe6" style:font-size-asian="12.25pt" style:font-size-complex="14pt"/>
    </style:style>
    <style:style style:name="P17" style:family="paragraph" style:parent-style-name="Standard">
      <style:paragraph-properties fo:text-align="justify" style:justify-single-word="false"/>
      <style:text-properties fo:font-size="14pt" officeooo:rsid="00212de2" officeooo:paragraph-rsid="00212de2" style:font-size-asian="12.25pt" style:font-size-complex="14pt"/>
    </style:style>
    <style:style style:name="P18" style:family="paragraph" style:parent-style-name="Standard">
      <style:text-properties fo:font-size="14pt" officeooo:rsid="0021e681" officeooo:paragraph-rsid="0021e681" style:font-size-asian="12.25pt" style:font-size-complex="14pt"/>
    </style:style>
    <style:style style:name="P19" style:family="paragraph" style:parent-style-name="Standard">
      <style:paragraph-properties fo:text-align="justify" style:justify-single-word="false"/>
      <style:text-properties fo:font-size="14pt" officeooo:rsid="0021e681" officeooo:paragraph-rsid="0021e681" style:font-size-asian="12.25pt" style:font-size-complex="14pt"/>
    </style:style>
    <style:style style:name="P20" style:family="paragraph" style:parent-style-name="Standard">
      <style:paragraph-properties fo:text-align="justify" style:justify-single-word="false"/>
      <style:text-properties fo:font-size="14pt" officeooo:rsid="0023bd9d" officeooo:paragraph-rsid="0023bd9d" style:font-size-asian="12.25pt" style:font-size-complex="14pt"/>
    </style:style>
    <style:style style:name="P21" style:family="paragraph" style:parent-style-name="Standard">
      <style:text-properties fo:font-size="14pt" fo:font-style="italic" officeooo:rsid="001f57b6" officeooo:paragraph-rsid="001f57b6" style:font-size-asian="12.25pt" style:font-style-asian="italic" style:font-size-complex="14pt" style:font-style-complex="italic"/>
    </style:style>
    <style:style style:name="P22" style:family="paragraph" style:parent-style-name="Standard">
      <style:text-properties fo:font-size="14pt" fo:font-style="italic" officeooo:rsid="00210fe6" officeooo:paragraph-rsid="00210fe6" style:font-size-asian="12.25pt" style:font-style-asian="italic" style:font-size-complex="14pt" style:font-style-complex="italic"/>
    </style:style>
    <style:style style:name="P23" style:family="paragraph" style:parent-style-name="Standard">
      <style:paragraph-properties fo:text-align="justify" style:justify-single-word="false"/>
      <style:text-properties fo:font-size="14pt" fo:font-style="italic" officeooo:rsid="00212de2" officeooo:paragraph-rsid="00212de2" style:font-size-asian="12.25pt" style:font-style-asian="italic" style:font-size-complex="14pt" style:font-style-complex="italic"/>
    </style:style>
    <style:style style:name="P24" style:family="paragraph" style:parent-style-name="Standard">
      <style:text-properties fo:font-size="14pt" fo:font-style="italic" officeooo:rsid="0021e681" officeooo:paragraph-rsid="0021e681" style:font-size-asian="12.25pt" style:font-style-asian="italic" style:font-size-complex="14pt" style:font-style-complex="italic"/>
    </style:style>
    <style:style style:name="P25" style:family="paragraph" style:parent-style-name="Standard">
      <style:text-properties fo:font-size="14pt" fo:font-weight="bold" officeooo:rsid="0021e681" officeooo:paragraph-rsid="0021e681" style:font-size-asian="12.25pt" style:font-weight-asian="bold" style:font-size-complex="14pt" style:font-weight-complex="bold"/>
    </style:style>
    <style:style style:name="P26" style:family="paragraph" style:parent-style-name="Standard">
      <style:text-properties fo:font-size="14pt" fo:font-weight="bold" officeooo:rsid="00212de2" officeooo:paragraph-rsid="00212de2" style:font-size-asian="12.25pt" style:font-weight-asian="bold" style:font-size-complex="14pt" style:font-weight-complex="bold"/>
    </style:style>
    <style:style style:name="P27" style:family="paragraph" style:parent-style-name="Standard">
      <style:text-properties fo:font-size="14pt" fo:font-weight="bold" officeooo:rsid="00210fe6" officeooo:paragraph-rsid="00210fe6" style:font-size-asian="12.25pt" style:font-weight-asian="bold" style:font-size-complex="14pt" style:font-weight-complex="bold"/>
    </style:style>
    <style:style style:name="P28" style:family="paragraph" style:parent-style-name="Standard">
      <style:text-properties fo:font-size="14pt" fo:font-weight="bold" officeooo:rsid="001f57b6" officeooo:paragraph-rsid="001f57b6" style:font-size-asian="12.25pt" style:font-weight-asian="bold" style:font-size-complex="14pt" style:font-weight-complex="bold"/>
    </style:style>
    <style:style style:name="P29" style:family="paragraph" style:parent-style-name="Standard">
      <style:paragraph-properties fo:text-align="center" style:justify-single-word="false"/>
      <style:text-properties fo:font-size="20pt" fo:font-weight="bold" officeooo:rsid="0021e681" officeooo:paragraph-rsid="0021e681" style:font-size-asian="20pt" style:font-weight-asian="bold" style:font-size-complex="20pt" style:font-weight-complex="bold"/>
    </style:style>
    <style:style style:name="T1" style:family="text">
      <style:text-properties officeooo:rsid="001db454"/>
    </style:style>
    <style:style style:name="T2" style:family="text">
      <style:text-properties officeooo:rsid="00210fe6"/>
    </style:style>
    <style:style style:name="T3" style:family="text">
      <style:text-properties officeooo:rsid="00212de2"/>
    </style:style>
    <style:style style:name="T4" style:family="text">
      <style:text-properties officeooo:rsid="0021e681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23bd9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23fa94"/>
    </style:style>
    <style:style style:name="T9" style:family="text">
      <style:text-properties fo:font-size="13pt" fo:font-weight="bold" style:font-size-asian="13pt" style:font-weight-asian="bold" style:font-size-complex="13pt" style:font-weight-complex="bold"/>
    </style:style>
    <style:style style:name="T10" style:family="text">
      <style:text-properties officeooo:rsid="0025e71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9">JĘZYK PROGRAMOWANIA ROBOTA PROGRAMOWEGO</text:p>
      <text:p text:style-name="P29">„CHRZĄSZCZ”</text:p>
      <text:p text:style-name="P29">DOKUMENTACJA DLA UŻYTKOWNIKA</text:p>
      <text:p text:style-name="P2"/>
      <text:p text:style-name="P3">1. Podstawowe informacje</text:p>
      <text:p text:style-name="P8"/>
      <text:p text:style-name="P10">„CHRZĄSZCZ” jest językiem programowania umożliwiającym obsługę prostego robota programowego. Program może być narzędziem do uczenia ( w szczególności najmłodszych <text:span text:style-name="T8">) </text:span>niskopoziomowego programowania strukturalnego. <text:span text:style-name="T1">Składnia języka jest w języku polskim, aby umożliwić młodszym dzieciom nieznającym jeszcze innych języków naukę. </text:span>Dzięki wbudowanej planszy oraz konsoli można oglądać co dzieje się z robotem jednocześnie obserwując jakie instrukcje są za to odpowiedzialne.</text:p>
      <text:p text:style-name="P9"/>
      <text:p text:style-name="P4">2. Uruchamianie</text:p>
      <text:p text:style-name="P8"/>
      <text:p text:style-name="P9">Aby uruchomić symulację należy <text:span text:style-name="T1">uruchomić w środowisku wykonawczym Javy 8 program Main z katalogu z klasami programu i jako argument wywołania podać ścieżkę do pliku *.chrz lub *.schrz <text:s/>( zapisany stan programu uprzednio wykonywanego ).</text:span></text:p>
      <text:p text:style-name="P8"/>
      <text:p text:style-name="P5">3. Okno symulacji</text:p>
      <text:p text:style-name="P11"/>
      <text:p text:style-name="P12">Wewnątrz okienka pojawiającego się po rozpoczęciu symulacji widzimy planszę z polami w różnych kolorach. Biały oznacza puste pole, zielony pole z robotem, <text:span text:style-name="T8">niebieski</text:span> prz<text:span text:style-name="T8">edmiot, który można usunąć lub postawić przy pomocy robota, natomiast czerwony niemożliwą do przejścia ścianę</text:span>. Przed uruchomieniem symulacji poprzez kliknięcie na którymś z pól można ustawić tam prze<text:span text:style-name="T8">dmiot, a po drugim kliknięciu pojawi się tam ściana</text:span> ( nie należy ustawiać przeszkód na polu z robotem ), gdy chcemy <text:span text:style-name="T8">utworzony przedmiot/ścianę</text:span> usunąć wystarczy kliknąć <text:span text:style-name="T8">trzeci</text:span> raz. Na górze dodatkowo znajdują się dwa przyciski:</text:p>
      <text:p text:style-name="P12">- <text:span text:style-name="T9">Rozpocznij symulację</text:span> – blokuje możliwość układania przeszkód na planszy ( bez użycia robota ), <text:span text:style-name="T6">ustawia robota zwróconego na północ na polu (0,0) i </text:span>rozpoczyna właściwe działanie uruchomionego programu.</text:p>
      <text:p text:style-name="P12">- <text:span text:style-name="T9">Zapisz stan programu</text:span> – zapisuje w lokalizacji uruchomionego programu plik nazwaProgramu.schrz , który można później uruchomić, co spowoduje wykonywanie się programu od momentu zapisania.</text:p>
      <text:p text:style-name="P11"/>
      <text:p text:style-name="P6"><text:soft-page-break/>4. Pisanie programu</text:p>
      <text:p text:style-name="P13"/>
      <text:p text:style-name="P14">Pisanie programu w języku „CHRZĄSZCZ” nie wymaga specjalnego edytora, może być pisany w dowolnym edytorze tekstowym.</text:p>
      <text:p text:style-name="P13"/>
      <text:p text:style-name="P6">5. Składnia</text:p>
      <text:p text:style-name="P13"/>
      <text:p text:style-name="P19">Język „CHRZĄSZCZ” jest czuły na wielkość liter. <text:span text:style-name="T8">Nazwy procedur i zmiennych powinny być ciągami znaków zawierającymi litery,cyfry i znak _. </text:span>Znaki białe są pomijane dlatego </text:p>
      <text:p text:style-name="P19">{}; </text:p>
      <text:p text:style-name="P19">jest równoważne</text:p>
      <text:p text:style-name="P19">{</text:p>
      <text:p text:style-name="P19">};</text:p>
      <text:p text:style-name="P19">co <text:s/>umożliwia pisanie według swoich preferencji formatowania kodu. </text:p>
      <text:p text:style-name="P13"/>
      <text:p text:style-name="P14"><text:span text:style-name="T7">a) słowa kluczowe</text:span> – <text:span text:style-name="T7">nie należy ich używać podczas definiowania własnych procedur i zmiennych</text:span></text:p>
      <text:p text:style-name="P13">procedura, jeżeli, dopóki, dopóty, powtórz, zmienna, <text:span text:style-name="T2">powrót</text:span></text:p>
      <text:p text:style-name="P13"/>
      <text:p text:style-name="P28">b) <text:span text:style-name="T2">P</text:span>rocedury</text:p>
      <text:p text:style-name="P13">Każda nowa procedura ma składnię:</text:p>
      <text:p text:style-name="P13"/>
      <text:p text:style-name="P21">procedura nazwaProcedury</text:p>
      <text:p text:style-name="P21">{</text:p>
      <text:p text:style-name="P21"><text:tab/>kod procedury</text:p>
      <text:p text:style-name="P21">}$</text:p>
      <text:p text:style-name="P21"/>
      <text:p text:style-name="P14"><text:span text:style-name="T2">Każda procedura kończy się słowem kluczowym „powrót” i średnikiem, gdy interpreter napotka tą instrukcję wraca z procedury do miejsca jej wywołania. </text:span>Główna procedura, od której zacznie się wykonywanie programu musi mieć nazwę „główna”. <text:span text:style-name="T4">Nie można definiować procedur wewnątrz innej procedury. </text:span>Aby wywołać procedurę wewnątrz programu wystarczy zapisać jej nazwę zakończoną średnikiem np.</text:p>
      <text:p text:style-name="P13"/>
      <text:p text:style-name="P21">procedura nieskonczonaRekurencja </text:p>
      <text:p text:style-name="P21">{</text:p>
      <text:p text:style-name="P21"><text:tab/>nieskonczonaRekurencja;</text:p>
      <text:p text:style-name="P21"><text:tab/><text:span text:style-name="T2">powrót;</text:span></text:p>
      <text:p text:style-name="P21">}$</text:p>
      <text:p text:style-name="P13"/>
      <text:p text:style-name="P28">c) <text:span text:style-name="T2">Z</text:span>mienne</text:p>
      <text:p text:style-name="P14"><text:soft-page-break/>Przed użyciem każdą zmienną należy zadeklarować, deklaracja ma następującą składnię:</text:p>
      <text:p text:style-name="P13"/>
      <text:p text:style-name="P21">zmienna nazwaZmiennej;</text:p>
      <text:p text:style-name="P21"/>
      <text:p text:style-name="P14">Po zadeklarowaniu zmienna przyjmuje automatycznie wartość 0. <text:span text:style-name="T2">Aby w programie odwołać się do zmiennej wystarczy napisać jej nazwę np.</text:span></text:p>
      <text:p text:style-name="P13"/>
      <text:p text:style-name="P22">zmienna = zmienna + 1;</text:p>
      <text:p text:style-name="P15"/>
      <text:p text:style-name="P16"><text:span text:style-name="T3">Zmienne mogą mieć wartości całkowitoliczbowe. </text:span>Na zmiennych można wykonywać operacje matematyczno-logiczne oraz przypisywać im wartości. Wszystkie zmienne w „CHRZĄSZCZ-u” są globalne, zatem można je wykorzystać m.in. do zwracania wartości z procedur tworząc tak jakby funkcje np.</text:p>
      <text:p text:style-name="P15"/>
      <text:p text:style-name="P22">procedura główna</text:p>
      <text:p text:style-name="P22">{</text:p>
      <text:p text:style-name="P22"><text:tab/>zmienna a;</text:p>
      <text:p text:style-name="P22"><text:tab/>a = 5;</text:p>
      <text:p text:style-name="P22"><text:tab/>inkrementujA;</text:p>
      <text:p text:style-name="P22"><text:tab/>powrót;</text:p>
      <text:p text:style-name="P22">}$</text:p>
      <text:p text:style-name="P22">procedura inkrementujA</text:p>
      <text:p text:style-name="P22">{</text:p>
      <text:p text:style-name="P22"><text:tab/>a = a + 1;</text:p>
      <text:p text:style-name="P22"><text:tab/>powrót;</text:p>
      <text:p text:style-name="P22">}$</text:p>
      <text:p text:style-name="P15"/>
      <text:p text:style-name="P26">e) Operatory matematyczno-logiczne</text:p>
      <text:p text:style-name="P17">Język „CHRZĄSZCZ” pozwala na wykonywanie prostych obliczeń, służą do tego następujące operatory:</text:p>
      <text:p text:style-name="P17">= <text:tab/><text:tab/>przypisuje zmiennej po lewej stronie wartość zmiennej lub stałej z <text:tab/><text:tab/><text:tab/>prawej strony, zawsze zwraca wartość 1</text:p>
      <text:p text:style-name="P17">+ <text:tab/><text:tab/>zwraca wynik dodawania</text:p>
      <text:p text:style-name="P17">- <text:tab/><text:tab/>zwraca wynik odejmowania</text:p>
      <text:p text:style-name="P17">* <text:tab/><text:tab/>zwraca wynik mnożenia</text:p>
      <text:p text:style-name="P17">/ <text:tab/><text:tab/>zwraca wynik dzielenia całkowitoliczbowego</text:p>
      <text:p text:style-name="P17">== <text:tab/><text:tab/>zwraca 1 gdy elementy są równe, w przeciwnym wypadku 0</text:p>
      <text:p text:style-name="P17">!= <text:tab/><text:tab/>zwraca 0 gdy elementy są równe, w przeciwnym wypadku 1</text:p>
      <text:p text:style-name="P17">&gt; i &gt;=<text:tab/><text:tab/>zwraca 1 gdy element po lewej stronie jest większy/większy lub równy, <text:tab/><text:tab/>w przeciwnym wypadku 0</text:p>
      <text:p text:style-name="P17">&lt; i &lt;= <text:tab/>zwraca 1 gdy element po lewej stronie jest mniejszy/mniejszy lub równy, <text:tab/><text:tab/>w przeciwnym wypadku 0</text:p>
      <text:p text:style-name="P17"><text:soft-page-break/>=! <text:tab/><text:tab/>przypisuje zmiennej wartość odwrotną ( 0 gdy zmienna !=0 , 1 gdy <text:tab/><text:tab/><text:tab/>zmienna ==1 ), dodatkowo zwraca przypisywaną wartość</text:p>
      <text:p text:style-name="P17">Operacje wykonuje się w następujący sposób:</text:p>
      <text:p text:style-name="P17">np. <text:span text:style-name="T5">a =! a + b;</text:span> zapisze do zmiennej a jedynkę gdy wynik dodawania a i b jest zerem, lub zero, gdy nim nie będzie.</text:p>
      <text:p text:style-name="P17">Operacje matematyczne wykonywane są kolejno od prawej strony, nie można używać nawiasów, dlatego jeśli chcemy wykonać bardziej skomplikowane działanie należy użyć do tego dodatkowych zmiennych np. zamiast</text:p>
      <text:p text:style-name="P17"/>
      <text:p text:style-name="P23">a = b + ( ( d &gt; c ) * c ); </text:p>
      <text:p text:style-name="P23"/>
      <text:p text:style-name="P17">piszemy następujący ciąg instrukcji:</text:p>
      <text:p text:style-name="P17"/>
      <text:p text:style-name="P23">zmienna tmp;</text:p>
      <text:p text:style-name="P23">tmp = d &gt; c;</text:p>
      <text:p text:style-name="P23">tmp = <text:s/>tmp * c;</text:p>
      <text:p text:style-name="P23">a = b + tmp;</text:p>
      <text:p text:style-name="P17"><text:s/></text:p>
      <text:p text:style-name="P27">d) Komentarze</text:p>
      <text:p text:style-name="P16">Aby część kodu wyłączyć z interpretacji wystarczy ją objąć znakami „#”. To co znajduje się pomiędzy dwoma takimi zostanie pominięte np.</text:p>
      <text:p text:style-name="P15"/>
      <text:p text:style-name="P22">procedura główna # { powrót; jakiś losowy tekst } #</text:p>
      <text:p text:style-name="P22">{ powrót; }$</text:p>
      <text:p text:style-name="P15"/>
      <text:p text:style-name="P27">e) Wbudowane komendy</text:p>
      <text:p text:style-name="P16">Robot posiada kilka wbudowanych komend, z których można korzystać tak jak z innych procedur z tą różnicą, że nie musimy ich definiować. Dostępne mamy komendy:</text:p>
      <text:p text:style-name="P16"/>
      <text:p text:style-name="P16">- <text:span text:style-name="T5">idź</text:span> – porusza robota o jedno miejsce do przodu</text:p>
      <text:p text:style-name="P16"/>
      <text:p text:style-name="P16">- <text:span text:style-name="T5">skręćWPrawo</text:span> – zmienia kierunek przodu robota w prawo w stosunku do obecnego</text:p>
      <text:p text:style-name="P16"/>
      <text:p text:style-name="P16">- <text:span text:style-name="T5">skręćWLewo</text:span> – analogicznie w lewo</text:p>
      <text:p text:style-name="P16"/>
      <text:p text:style-name="P16">- <text:span text:style-name="T5">połóżCegłę </text:span>– kładzie Cegłę ( prze<text:span text:style-name="T10">dmiot</text:span> ) na polu na którym się znajduje</text:p>
      <text:p text:style-name="P16"/>
      <text:p text:style-name="P16">- <text:span text:style-name="T5">zabierzCegłę</text:span> – usuwa Cegłę ( prze<text:span text:style-name="T10">dmiot</text:span> ) z pola na którym robot się znajduje</text:p>
      <text:p text:style-name="P16"/>
      <text:p text:style-name="P16">- <text:span text:style-name="T5">sprawdźOdległość</text:span> – aktualizuje wartość zmiennej „odległość” ( jest ona automatycznie zdefiniowana, nie musimy tego robić ), tak aby znalazła się w niej ilość pól do najbliższej przeszkody ( lub końca planszy jeśli nie ma przeszkód ) w <text:soft-page-break/>kierunku przodu robota. <text:span text:style-name="T3">Zmiennej „odległość” możemy używać jak zwykłej zmiennej.</text:span></text:p>
      <text:p text:style-name="P16"/>
      <text:p text:style-name="P16">- <text:span text:style-name="T8">wypisz – wypisuje na konsolę wartość zmiennej „out”. Zmienną taką musimy wcześniej utworzyć. W przypadku braku zmiennej „out” wypisany zostanie stosowny komunikat.</text:span></text:p>
      <text:p text:style-name="P15"/>
      <text:p text:style-name="P26">f) <text:span text:style-name="T4">Instrukcje warunkowe</text:span></text:p>
      <text:p text:style-name="P18">Instrukcja warunkowa ma składnię:</text:p>
      <text:p text:style-name="P18"/>
      <text:p text:style-name="P24">jeżeli( warunek )</text:p>
      <text:p text:style-name="P24">{</text:p>
      <text:p text:style-name="P24"><text:tab/>kod który wykona się gdy warunek jest prawdziwy</text:p>
      <text:p text:style-name="P24">};</text:p>
      <text:p text:style-name="P18"/>
      <text:p text:style-name="P19">Warunek może być liczbą lub zmienną, 0 jest traktowane jako fałsz, każda inna wartość jako prawda.</text:p>
      <text:p text:style-name="P18"/>
      <text:p text:style-name="P25">e) <text:span text:style-name="T6">P</text:span>ętla z warunkiem</text:p>
      <text:p text:style-name="P18">składnia:</text:p>
      <text:p text:style-name="P18"/>
      <text:p text:style-name="P24">dopóki ( warunek ) dopóty</text:p>
      <text:p text:style-name="P24">{</text:p>
      <text:p text:style-name="P24"><text:tab/>kod wykonywany dopóty dopóki warunek jest spełniony</text:p>
      <text:p text:style-name="P24">};</text:p>
      <text:p text:style-name="P18"/>
      <text:p text:style-name="P25">f) <text:span text:style-name="T6">P</text:span>ętla iteracyjna</text:p>
      <text:p text:style-name="P18">Aby wykonać dany blok instrukcji n razy, należy zapisać</text:p>
      <text:p text:style-name="P18"/>
      <text:p text:style-name="P24">powtórz ( n )</text:p>
      <text:p text:style-name="P24">{</text:p>
      <text:p text:style-name="P24"><text:tab/>instrukcje;</text:p>
      <text:p text:style-name="P24">};</text:p>
      <text:p text:style-name="P18"/>
      <text:p text:style-name="P18">gdzie n jest liczbą całkowitą.</text:p>
      <text:p text:style-name="P18"/>
      <text:p text:style-name="P7">6. Przykładowy program</text:p>
      <text:p text:style-name="P20">Robot jedzie pięć pól na wschód, następnie skręca i jedzie tyle samo pól na południe i <text:s text:c="3"/>kładzie tam cegłę.</text:p>
      <text:p text:style-name="P18"/>
      <text:p text:style-name="P24">procedura główna</text:p>
      <text:p text:style-name="P24">{</text:p>
      <text:p text:style-name="P24"><text:soft-page-break/><text:tab/>zmienna a;</text:p>
      <text:p text:style-name="P24"><text:tab/>zmienna b;</text:p>
      <text:p text:style-name="P24"><text:tab/>b = 1;</text:p>
      <text:p text:style-name="P24"/>
      <text:p text:style-name="P24"><text:tab/>skręćWPrawo;</text:p>
      <text:p text:style-name="P24"><text:tab/>powtórz(5)</text:p>
      <text:p text:style-name="P24"><text:tab/>{</text:p>
      <text:p text:style-name="P24"><text:tab/><text:tab/>idź;</text:p>
      <text:p text:style-name="P24"><text:tab/><text:tab/>inkrementujA;</text:p>
      <text:p text:style-name="P24"><text:tab/>};</text:p>
      <text:p text:style-name="P24"><text:tab/>skręćWPrawo;</text:p>
      <text:p text:style-name="P24"><text:tab/>dopóki ( a &gt; 0 ) dopóty</text:p>
      <text:p text:style-name="P24"><text:tab/>{</text:p>
      <text:p text:style-name="P24"><text:tab/><text:tab/>idź;</text:p>
      <text:p text:style-name="P24"><text:tab/><text:tab/>a = a – b;</text:p>
      <text:p text:style-name="P24"><text:tab/>};</text:p>
      <text:p text:style-name="P24"><text:tab/><text:span text:style-name="T6">połóżCegłę;</text:span></text:p>
      <text:p text:style-name="P24"><text:tab/><text:span text:style-name="T6">powrót;</text:span></text:p>
      <text:p text:style-name="P24"><text:tab/></text:p>
      <text:p text:style-name="P24">}$</text:p>
      <text:p text:style-name="P24"/>
      <text:p text:style-name="P24">procedura inkrementujA{ a = a + 1; <text:span text:style-name="T6">powrót;</text:span> }$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8pt" officeooo:rsid="001cfc95" officeooo:paragraph-rsid="001cfc95" style:font-size-asian="15.75pt" style:font-size-complex="1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ciej Rajs</meta:initial-creator>
    <meta:creation-date>2017-02-08T13:13:40.952071206</meta:creation-date>
    <dc:date>2017-02-12T19:37:02.790513578</dc:date>
    <dc:creator>Maciej Rajs</dc:creator>
    <meta:editing-duration>PT11M40S</meta:editing-duration>
    <meta:editing-cycles>3</meta:editing-cycles>
    <meta:generator>LibreOffice/5.0.3.2$Linux_X86_64 LibreOffice_project/00m0$Build-2</meta:generator>
    <meta:document-statistic meta:table-count="0" meta:image-count="0" meta:object-count="0" meta:page-count="6" meta:paragraph-count="131" meta:word-count="1040" meta:character-count="6855" meta:non-whitespace-character-count="5859"/>
  </office:meta>
</office:document-meta>
</file>